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1-0_sc_WORD,rule</text:p>
          </table:table-cell>
          <table:table-cell office:value-type="float" office:value="474411" calcext:value-type="float">
            <text:p>47441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1-0_WORD,rule</text:p>
          </table:table-cell>
          <table:table-cell office:value-type="float" office:value="115710" calcext:value-type="float">
            <text:p>1157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day_cc_WORD,rule</text:p>
          </table:table-cell>
          <table:table-cell office:value-type="float" office:value="358701" calcext:value-type="float">
            <text:p>35870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day_dd_WORD,rule</text:p>
          </table:table-cell>
          <table:table-cell office:value-type="float" office:value="35870100" calcext:value-type="float">
            <text:p>35870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day_mon_dd_WORD,rule</text:p>
          </table:table-cell>
          <table:table-cell office:value-type="float" office:value="422619204" calcext:value-type="float">
            <text:p>4226192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day_WORD,rule</text:p>
          </table:table-cell>
          <table:table-cell office:value-type="float" office:value="358701" calcext:value-type="float">
            <text:p>35870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day_WORD_dd,rule</text:p>
          </table:table-cell>
          <table:table-cell office:value-type="float" office:value="35870100" calcext:value-type="float">
            <text:p>35870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day_WORD_sc,rule</text:p>
          </table:table-cell>
          <table:table-cell office:value-type="float" office:value="1793505" calcext:value-type="float">
            <text:p>179350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day_WORD_year,rule</text:p>
          </table:table-cell>
          <table:table-cell office:value-type="float" office:value="59474940" calcext:value-type="float">
            <text:p>594749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dddd_WORD,rule</text:p>
          </table:table-cell>
          <table:table-cell office:value-type="float" office:value="115710000" calcext:value-type="float">
            <text:p>11571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ddd_WORD,rule</text:p>
          </table:table-cell>
          <table:table-cell office:value-type="float" office:value="11571000" calcext:value-type="float">
            <text:p>1157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dd_WORD,rule</text:p>
          </table:table-cell>
          <table:table-cell office:value-type="float" office:value="1157100" calcext:value-type="float">
            <text:p>1157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d_sc_WORD,rule</text:p>
          </table:table-cell>
          <table:table-cell office:value-type="float" office:value="578550" calcext:value-type="float">
            <text:p>578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d_WORD,rule</text:p>
          </table:table-cell>
          <table:table-cell office:value-type="float" office:value="115710" calcext:value-type="float">
            <text:p>1157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sc_dddd_WORD,rule</text:p>
          </table:table-cell>
          <table:table-cell office:value-type="float" office:value="578550000" calcext:value-type="float">
            <text:p>5785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sc_dd_WORD,rule</text:p>
          </table:table-cell>
          <table:table-cell office:value-type="float" office:value="5785500" calcext:value-type="float">
            <text:p>5785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sc_WORD_d,rule</text:p>
          </table:table-cell>
          <table:table-cell office:value-type="float" office:value="462840" calcext:value-type="float">
            <text:p>4628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sc_WORD_dd_mon_sc,rule</text:p>
          </table:table-cell>
          <table:table-cell office:value-type="float" office:value="60169200" calcext:value-type="float">
            <text:p>60169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sc_WORD_dd_sc,rule</text:p>
          </table:table-cell>
          <table:table-cell office:value-type="float" office:value="4628400" calcext:value-type="float">
            <text:p>4628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sc_WORD_mon_day_sc,rule</text:p>
          </table:table-cell>
          <table:table-cell office:value-type="float" office:value="19254144" calcext:value-type="float">
            <text:p>1925414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sc_WORD_year,rule</text:p>
          </table:table-cell>
          <table:table-cell office:value-type="float" office:value="6016920" calcext:value-type="float">
            <text:p>60169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sc_WORD_year_sc,rule</text:p>
          </table:table-cell>
          <table:table-cell office:value-type="float" office:value="6016920" calcext:value-type="float">
            <text:p>60169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sc_year_WORD,rule</text:p>
          </table:table-cell>
          <table:table-cell office:value-type="float" office:value="7521150" calcext:value-type="float">
            <text:p>75211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2sc_dd,rule</text:p>
          </table:table-cell>
          <table:table-cell office:value-type="float" office:value="8111271" calcext:value-type="float">
            <text:p>811127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ay_dd_mon,rule</text:p>
          </table:table-cell>
          <table:table-cell office:value-type="float" office:value="481365171" calcext:value-type="float">
            <text:p>48136517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ay_mon,rule</text:p>
          </table:table-cell>
          <table:table-cell office:value-type="float" office:value="4836678" calcext:value-type="float">
            <text:p>483667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ay_mon_dd,rule</text:p>
          </table:table-cell>
          <table:table-cell office:value-type="float" office:value="422619204" calcext:value-type="float">
            <text:p>4226192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ay_mon_sc,rule</text:p>
          </table:table-cell>
          <table:table-cell office:value-type="float" office:value="28950642" calcext:value-type="float">
            <text:p>2895064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ay_mon_year,rule</text:p>
          </table:table-cell>
          <table:table-cell office:value-type="float" office:value="215220600" calcext:value-type="float">
            <text:p>215220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d,rule</text:p>
          </table:table-cell>
          <table:table-cell office:value-type="float" office:value="1157100" calcext:value-type="float">
            <text:p>1157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dd,rule</text:p>
          </table:table-cell>
          <table:table-cell office:value-type="float" office:value="11571000" calcext:value-type="float">
            <text:p>1157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ddd,rule</text:p>
          </table:table-cell>
          <table:table-cell office:value-type="float" office:value="115710000" calcext:value-type="float">
            <text:p>11571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dd_sc,rule</text:p>
          </table:table-cell>
          <table:table-cell office:value-type="float" office:value="81008571" calcext:value-type="float">
            <text:p>8100857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d_2sc,rule</text:p>
          </table:table-cell>
          <table:table-cell office:value-type="float" office:value="8099700" calcext:value-type="float">
            <text:p>8099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d_age,rule</text:p>
          </table:table-cell>
          <table:table-cell office:value-type="float" office:value="12959520" calcext:value-type="float">
            <text:p>129595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d_age_sc,rule</text:p>
          </table:table-cell>
          <table:table-cell office:value-type="float" office:value="77687694" calcext:value-type="float">
            <text:p>7768769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d_sc,rule</text:p>
          </table:table-cell>
          <table:table-cell office:value-type="float" office:value="8111271" calcext:value-type="float">
            <text:p>811127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mon_dd,rule</text:p>
          </table:table-cell>
          <table:table-cell office:value-type="float" office:value="15053871" calcext:value-type="float">
            <text:p>1505387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mon_dd_sc,rule</text:p>
          </table:table-cell>
          <table:table-cell office:value-type="float" office:value="90253800" calcext:value-type="float">
            <text:p>90253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pd,rule</text:p>
          </table:table-cell>
          <table:table-cell office:value-type="float" office:value="798399" calcext:value-type="float">
            <text:p>79839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sc_dd,rule</text:p>
          </table:table-cell>
          <table:table-cell office:value-type="float" office:value="6942600" calcext:value-type="float">
            <text:p>6942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sc_year,rule</text:p>
          </table:table-cell>
          <table:table-cell office:value-type="float" office:value="5565651" calcext:value-type="float">
            <text:p>556565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year,rule</text:p>
          </table:table-cell>
          <table:table-cell office:value-type="float" office:value="1504230" calcext:value-type="float">
            <text:p>150423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year_mon,rule</text:p>
          </table:table-cell>
          <table:table-cell office:value-type="float" office:value="11119731" calcext:value-type="float">
            <text:p>1111973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year_sc,rule</text:p>
          </table:table-cell>
          <table:table-cell office:value-type="float" office:value="49523880" calcext:value-type="float">
            <text:p>495238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year_sc_WORD,rule</text:p>
          </table:table-cell>
          <table:table-cell office:value-type="float" office:value="7521150" calcext:value-type="float">
            <text:p>75211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year_WORD,rule</text:p>
          </table:table-cell>
          <table:table-cell office:value-type="float" office:value="1504230" calcext:value-type="float">
            <text:p>150423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year_WORD_sc,rule</text:p>
          </table:table-cell>
          <table:table-cell office:value-type="float" office:value="6016920" calcext:value-type="float">
            <text:p>60169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1-0_sc_wORD,rule</text:p>
          </table:table-cell>
          <table:table-cell office:value-type="float" office:value="474411" calcext:value-type="float">
            <text:p>47441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1-0_wORD,rule</text:p>
          </table:table-cell>
          <table:table-cell office:value-type="float" office:value="115710" calcext:value-type="float">
            <text:p>1157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day_cc_wORD,rule</text:p>
          </table:table-cell>
          <table:table-cell office:value-type="float" office:value="358701" calcext:value-type="float">
            <text:p>35870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day_dd_wORD,rule</text:p>
          </table:table-cell>
          <table:table-cell office:value-type="float" office:value="35870100" calcext:value-type="float">
            <text:p>35870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day_mon_dd_wORD,rule</text:p>
          </table:table-cell>
          <table:table-cell office:value-type="float" office:value="422619204" calcext:value-type="float">
            <text:p>4226192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day_wORD,rule</text:p>
          </table:table-cell>
          <table:table-cell office:value-type="float" office:value="358701" calcext:value-type="float">
            <text:p>35870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day_wORD_dd,rule</text:p>
          </table:table-cell>
          <table:table-cell office:value-type="float" office:value="35870100" calcext:value-type="float">
            <text:p>35870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day_wORD_sc,rule</text:p>
          </table:table-cell>
          <table:table-cell office:value-type="float" office:value="1793505" calcext:value-type="float">
            <text:p>179350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day_wORD_year,rule</text:p>
          </table:table-cell>
          <table:table-cell office:value-type="float" office:value="59474940" calcext:value-type="float">
            <text:p>594749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dddd_wORD,rule</text:p>
          </table:table-cell>
          <table:table-cell office:value-type="float" office:value="115710000" calcext:value-type="float">
            <text:p>11571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ddd_wORD,rule</text:p>
          </table:table-cell>
          <table:table-cell office:value-type="float" office:value="11571000" calcext:value-type="float">
            <text:p>1157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dd_wORD,rule</text:p>
          </table:table-cell>
          <table:table-cell office:value-type="float" office:value="1157100" calcext:value-type="float">
            <text:p>1157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d_sc_wORD,rule</text:p>
          </table:table-cell>
          <table:table-cell office:value-type="float" office:value="578550" calcext:value-type="float">
            <text:p>578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d_wORD,rule</text:p>
          </table:table-cell>
          <table:table-cell office:value-type="float" office:value="115710" calcext:value-type="float">
            <text:p>1157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sc_dddd_wORD,rule</text:p>
          </table:table-cell>
          <table:table-cell office:value-type="float" office:value="578550000" calcext:value-type="float">
            <text:p>5785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sc_dd_wORD,rule</text:p>
          </table:table-cell>
          <table:table-cell office:value-type="float" office:value="5785500" calcext:value-type="float">
            <text:p>5785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sc_wORD_d,rule</text:p>
          </table:table-cell>
          <table:table-cell office:value-type="float" office:value="462840" calcext:value-type="float">
            <text:p>4628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sc_wORD_dd_mon_sc,rule</text:p>
          </table:table-cell>
          <table:table-cell office:value-type="float" office:value="60169200" calcext:value-type="float">
            <text:p>60169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sc_wORD_dd_sc,rule</text:p>
          </table:table-cell>
          <table:table-cell office:value-type="float" office:value="4628400" calcext:value-type="float">
            <text:p>4628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sc_wORD_mon_day_sc,rule</text:p>
          </table:table-cell>
          <table:table-cell office:value-type="float" office:value="19254144" calcext:value-type="float">
            <text:p>1925414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sc_wORD_year,rule</text:p>
          </table:table-cell>
          <table:table-cell office:value-type="float" office:value="6016920" calcext:value-type="float">
            <text:p>60169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sc_wORD_year_sc,rule</text:p>
          </table:table-cell>
          <table:table-cell office:value-type="float" office:value="6016920" calcext:value-type="float">
            <text:p>60169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sc_year_wORD,rule</text:p>
          </table:table-cell>
          <table:table-cell office:value-type="float" office:value="7521150" calcext:value-type="float">
            <text:p>75211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2sc_dd,rule</text:p>
          </table:table-cell>
          <table:table-cell office:value-type="float" office:value="8111271" calcext:value-type="float">
            <text:p>811127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ay_dd_mon,rule</text:p>
          </table:table-cell>
          <table:table-cell office:value-type="float" office:value="481365171" calcext:value-type="float">
            <text:p>48136517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ay_mon,rule</text:p>
          </table:table-cell>
          <table:table-cell office:value-type="float" office:value="4836678" calcext:value-type="float">
            <text:p>483667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ay_mon_dd,rule</text:p>
          </table:table-cell>
          <table:table-cell office:value-type="float" office:value="422619204" calcext:value-type="float">
            <text:p>4226192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ay_mon_sc,rule</text:p>
          </table:table-cell>
          <table:table-cell office:value-type="float" office:value="28950642" calcext:value-type="float">
            <text:p>2895064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ay_mon_year,rule</text:p>
          </table:table-cell>
          <table:table-cell office:value-type="float" office:value="215220600" calcext:value-type="float">
            <text:p>215220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d,rule</text:p>
          </table:table-cell>
          <table:table-cell office:value-type="float" office:value="1157100" calcext:value-type="float">
            <text:p>1157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dd,rule</text:p>
          </table:table-cell>
          <table:table-cell office:value-type="float" office:value="11571000" calcext:value-type="float">
            <text:p>1157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ddd,rule</text:p>
          </table:table-cell>
          <table:table-cell office:value-type="float" office:value="115710000" calcext:value-type="float">
            <text:p>11571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dd_sc,rule</text:p>
          </table:table-cell>
          <table:table-cell office:value-type="float" office:value="81008571" calcext:value-type="float">
            <text:p>8100857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d_2sc,rule</text:p>
          </table:table-cell>
          <table:table-cell office:value-type="float" office:value="8099700" calcext:value-type="float">
            <text:p>8099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d_age,rule</text:p>
          </table:table-cell>
          <table:table-cell office:value-type="float" office:value="12959520" calcext:value-type="float">
            <text:p>129595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d_age_sc,rule</text:p>
          </table:table-cell>
          <table:table-cell office:value-type="float" office:value="77687694" calcext:value-type="float">
            <text:p>7768769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d_sc,rule</text:p>
          </table:table-cell>
          <table:table-cell office:value-type="float" office:value="8111271" calcext:value-type="float">
            <text:p>811127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mon_dd,rule</text:p>
          </table:table-cell>
          <table:table-cell office:value-type="float" office:value="15053871" calcext:value-type="float">
            <text:p>1505387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mon_dd_sc,rule</text:p>
          </table:table-cell>
          <table:table-cell office:value-type="float" office:value="90253800" calcext:value-type="float">
            <text:p>90253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pd,rule</text:p>
          </table:table-cell>
          <table:table-cell office:value-type="float" office:value="798399" calcext:value-type="float">
            <text:p>79839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sc_dd,rule</text:p>
          </table:table-cell>
          <table:table-cell office:value-type="float" office:value="6942600" calcext:value-type="float">
            <text:p>6942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sc_year,rule</text:p>
          </table:table-cell>
          <table:table-cell office:value-type="float" office:value="5565651" calcext:value-type="float">
            <text:p>556565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year,rule</text:p>
          </table:table-cell>
          <table:table-cell office:value-type="float" office:value="1504230" calcext:value-type="float">
            <text:p>150423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year_mon,rule</text:p>
          </table:table-cell>
          <table:table-cell office:value-type="float" office:value="11119731" calcext:value-type="float">
            <text:p>1111973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year_sc,rule</text:p>
          </table:table-cell>
          <table:table-cell office:value-type="float" office:value="49523880" calcext:value-type="float">
            <text:p>495238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year_sc_wORD,rule</text:p>
          </table:table-cell>
          <table:table-cell office:value-type="float" office:value="7521150" calcext:value-type="float">
            <text:p>75211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year_wORD,rule</text:p>
          </table:table-cell>
          <table:table-cell office:value-type="float" office:value="1504230" calcext:value-type="float">
            <text:p>150423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year_wORD_sc,rule</text:p>
          </table:table-cell>
          <table:table-cell office:value-type="float" office:value="6016920" calcext:value-type="float">
            <text:p>60169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1-0_sc_Word,rule</text:p>
          </table:table-cell>
          <table:table-cell office:value-type="float" office:value="474411" calcext:value-type="float">
            <text:p>47441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1-0_Word,rule</text:p>
          </table:table-cell>
          <table:table-cell office:value-type="float" office:value="115710" calcext:value-type="float">
            <text:p>115710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day_cc_Word,rule</text:p>
          </table:table-cell>
          <table:table-cell office:value-type="float" office:value="358701" calcext:value-type="float">
            <text:p>35870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day_dd_Word,rule</text:p>
          </table:table-cell>
          <table:table-cell office:value-type="float" office:value="35870100" calcext:value-type="float">
            <text:p>35870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day_mon_dd_Word,rule</text:p>
          </table:table-cell>
          <table:table-cell office:value-type="float" office:value="422619204" calcext:value-type="float">
            <text:p>4226192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day_Word,rule</text:p>
          </table:table-cell>
          <table:table-cell office:value-type="float" office:value="358701" calcext:value-type="float">
            <text:p>35870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day_Word_dd,rule</text:p>
          </table:table-cell>
          <table:table-cell office:value-type="float" office:value="35870100" calcext:value-type="float">
            <text:p>35870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day_Word_sc,rule</text:p>
          </table:table-cell>
          <table:table-cell office:value-type="float" office:value="1793505" calcext:value-type="float">
            <text:p>179350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day_Word_year,rule</text:p>
          </table:table-cell>
          <table:table-cell office:value-type="float" office:value="59474940" calcext:value-type="float">
            <text:p>594749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dddd_Word,rule</text:p>
          </table:table-cell>
          <table:table-cell office:value-type="float" office:value="115710000" calcext:value-type="float">
            <text:p>11571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ddd_Word,rule</text:p>
          </table:table-cell>
          <table:table-cell office:value-type="float" office:value="11571000" calcext:value-type="float">
            <text:p>1157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dd_Word,rule</text:p>
          </table:table-cell>
          <table:table-cell office:value-type="float" office:value="1157100" calcext:value-type="float">
            <text:p>1157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d_sc_Word,rule</text:p>
          </table:table-cell>
          <table:table-cell office:value-type="float" office:value="578550" calcext:value-type="float">
            <text:p>578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d_Word,rule</text:p>
          </table:table-cell>
          <table:table-cell office:value-type="float" office:value="115710" calcext:value-type="float">
            <text:p>1157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sc_dddd_Word,rule</text:p>
          </table:table-cell>
          <table:table-cell office:value-type="float" office:value="578550000" calcext:value-type="float">
            <text:p>5785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sc_dd_Word,rule</text:p>
          </table:table-cell>
          <table:table-cell office:value-type="float" office:value="5785500" calcext:value-type="float">
            <text:p>5785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sc_Word_d,rule</text:p>
          </table:table-cell>
          <table:table-cell office:value-type="float" office:value="462840" calcext:value-type="float">
            <text:p>4628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sc_Word_dd_mon_sc,rule</text:p>
          </table:table-cell>
          <table:table-cell office:value-type="float" office:value="60169200" calcext:value-type="float">
            <text:p>60169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sc_Word_dd_sc,rule</text:p>
          </table:table-cell>
          <table:table-cell office:value-type="float" office:value="4628400" calcext:value-type="float">
            <text:p>4628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sc_Word_mon_day_sc,rule</text:p>
          </table:table-cell>
          <table:table-cell office:value-type="float" office:value="19254144" calcext:value-type="float">
            <text:p>1925414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sc_Word_year,rule</text:p>
          </table:table-cell>
          <table:table-cell office:value-type="float" office:value="6016920" calcext:value-type="float">
            <text:p>60169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sc_Word_year_sc,rule</text:p>
          </table:table-cell>
          <table:table-cell office:value-type="float" office:value="6016920" calcext:value-type="float">
            <text:p>60169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sc_year_Word,rule</text:p>
          </table:table-cell>
          <table:table-cell office:value-type="float" office:value="7521150" calcext:value-type="float">
            <text:p>75211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2sc_dd,rule</text:p>
          </table:table-cell>
          <table:table-cell office:value-type="float" office:value="8111271" calcext:value-type="float">
            <text:p>811127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ay_dd_mon,rule</text:p>
          </table:table-cell>
          <table:table-cell office:value-type="float" office:value="481365171" calcext:value-type="float">
            <text:p>48136517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ay_mon,rule</text:p>
          </table:table-cell>
          <table:table-cell office:value-type="float" office:value="4836678" calcext:value-type="float">
            <text:p>483667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ay_mon_dd,rule</text:p>
          </table:table-cell>
          <table:table-cell office:value-type="float" office:value="422619204" calcext:value-type="float">
            <text:p>4226192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ay_mon_sc,rule</text:p>
          </table:table-cell>
          <table:table-cell office:value-type="float" office:value="28950642" calcext:value-type="float">
            <text:p>2895064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ay_mon_year,rule</text:p>
          </table:table-cell>
          <table:table-cell office:value-type="float" office:value="215220600" calcext:value-type="float">
            <text:p>215220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d,rule</text:p>
          </table:table-cell>
          <table:table-cell office:value-type="float" office:value="1157100" calcext:value-type="float">
            <text:p>1157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dd,rule</text:p>
          </table:table-cell>
          <table:table-cell office:value-type="float" office:value="11571000" calcext:value-type="float">
            <text:p>11571000</text:p>
          </table:table-cell>
          <table:table-cell office:value-type="float" office:value="5.1450504320243" calcext:value-type="float">
            <text:p>5,15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ddd,rule</text:p>
          </table:table-cell>
          <table:table-cell office:value-type="float" office:value="115710000" calcext:value-type="float">
            <text:p>11571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dd_sc,rule</text:p>
          </table:table-cell>
          <table:table-cell office:value-type="float" office:value="81008571" calcext:value-type="float">
            <text:p>8100857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d_2sc,rule</text:p>
          </table:table-cell>
          <table:table-cell office:value-type="float" office:value="8099700" calcext:value-type="float">
            <text:p>8099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d_age,rule</text:p>
          </table:table-cell>
          <table:table-cell office:value-type="float" office:value="12959520" calcext:value-type="float">
            <text:p>129595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d_age_sc,rule</text:p>
          </table:table-cell>
          <table:table-cell office:value-type="float" office:value="77687694" calcext:value-type="float">
            <text:p>7768769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d_sc,rule</text:p>
          </table:table-cell>
          <table:table-cell office:value-type="float" office:value="8111271" calcext:value-type="float">
            <text:p>811127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mon_dd,rule</text:p>
          </table:table-cell>
          <table:table-cell office:value-type="float" office:value="15053871" calcext:value-type="float">
            <text:p>1505387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mon_dd_sc,rule</text:p>
          </table:table-cell>
          <table:table-cell office:value-type="float" office:value="90253800" calcext:value-type="float">
            <text:p>90253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pd,rule</text:p>
          </table:table-cell>
          <table:table-cell office:value-type="float" office:value="798399" calcext:value-type="float">
            <text:p>798399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sc_dd,rule</text:p>
          </table:table-cell>
          <table:table-cell office:value-type="float" office:value="6942600" calcext:value-type="float">
            <text:p>6942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sc_year,rule</text:p>
          </table:table-cell>
          <table:table-cell office:value-type="float" office:value="5565651" calcext:value-type="float">
            <text:p>556565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year,rule</text:p>
          </table:table-cell>
          <table:table-cell office:value-type="float" office:value="1504230" calcext:value-type="float">
            <text:p>150423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year_mon,rule</text:p>
          </table:table-cell>
          <table:table-cell office:value-type="float" office:value="11119731" calcext:value-type="float">
            <text:p>1111973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year_sc,rule</text:p>
          </table:table-cell>
          <table:table-cell office:value-type="float" office:value="49523880" calcext:value-type="float">
            <text:p>495238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year_sc_Word,rule</text:p>
          </table:table-cell>
          <table:table-cell office:value-type="float" office:value="7521150" calcext:value-type="float">
            <text:p>75211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year_Word,rule</text:p>
          </table:table-cell>
          <table:table-cell office:value-type="float" office:value="1504230" calcext:value-type="float">
            <text:p>150423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year_Word_sc,rule</text:p>
          </table:table-cell>
          <table:table-cell office:value-type="float" office:value="6016920" calcext:value-type="float">
            <text:p>60169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1-0_sc_word,rule</text:p>
          </table:table-cell>
          <table:table-cell office:value-type="float" office:value="474411" calcext:value-type="float">
            <text:p>47441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1-0_word,rule</text:p>
          </table:table-cell>
          <table:table-cell office:value-type="float" office:value="115710" calcext:value-type="float">
            <text:p>1157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day_cc_word,rule</text:p>
          </table:table-cell>
          <table:table-cell office:value-type="float" office:value="358701" calcext:value-type="float">
            <text:p>35870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day_dd_word,rule</text:p>
          </table:table-cell>
          <table:table-cell office:value-type="float" office:value="35870100" calcext:value-type="float">
            <text:p>35870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day_mon_dd_word,rule</text:p>
          </table:table-cell>
          <table:table-cell office:value-type="float" office:value="422619204" calcext:value-type="float">
            <text:p>4226192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day_word,rule</text:p>
          </table:table-cell>
          <table:table-cell office:value-type="float" office:value="358701" calcext:value-type="float">
            <text:p>35870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day_word_dd,rule</text:p>
          </table:table-cell>
          <table:table-cell office:value-type="float" office:value="35870100" calcext:value-type="float">
            <text:p>35870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day_word_sc,rule</text:p>
          </table:table-cell>
          <table:table-cell office:value-type="float" office:value="1793505" calcext:value-type="float">
            <text:p>179350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day_word_year,rule</text:p>
          </table:table-cell>
          <table:table-cell office:value-type="float" office:value="59474940" calcext:value-type="float">
            <text:p>594749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dddd_word,rule</text:p>
          </table:table-cell>
          <table:table-cell office:value-type="float" office:value="115710000" calcext:value-type="float">
            <text:p>11571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ddd_word,rule</text:p>
          </table:table-cell>
          <table:table-cell office:value-type="float" office:value="11571000" calcext:value-type="float">
            <text:p>1157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dd_word,rule</text:p>
          </table:table-cell>
          <table:table-cell office:value-type="float" office:value="1157100" calcext:value-type="float">
            <text:p>1157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d_sc_word,rule</text:p>
          </table:table-cell>
          <table:table-cell office:value-type="float" office:value="578550" calcext:value-type="float">
            <text:p>578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d_word,rule</text:p>
          </table:table-cell>
          <table:table-cell office:value-type="float" office:value="115710" calcext:value-type="float">
            <text:p>1157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sc_dddd_word,rule</text:p>
          </table:table-cell>
          <table:table-cell office:value-type="float" office:value="578550000" calcext:value-type="float">
            <text:p>5785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sc_dd_word,rule</text:p>
          </table:table-cell>
          <table:table-cell office:value-type="float" office:value="5785500" calcext:value-type="float">
            <text:p>5785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sc_word_d,rule</text:p>
          </table:table-cell>
          <table:table-cell office:value-type="float" office:value="462840" calcext:value-type="float">
            <text:p>4628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sc_word_dd_mon_sc,rule</text:p>
          </table:table-cell>
          <table:table-cell office:value-type="float" office:value="60169200" calcext:value-type="float">
            <text:p>60169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sc_word_dd_sc,rule</text:p>
          </table:table-cell>
          <table:table-cell office:value-type="float" office:value="4628400" calcext:value-type="float">
            <text:p>4628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sc_word_mon_day_sc,rule</text:p>
          </table:table-cell>
          <table:table-cell office:value-type="float" office:value="19254144" calcext:value-type="float">
            <text:p>1925414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sc_word_year,rule</text:p>
          </table:table-cell>
          <table:table-cell office:value-type="float" office:value="6016920" calcext:value-type="float">
            <text:p>60169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sc_word_year_sc,rule</text:p>
          </table:table-cell>
          <table:table-cell office:value-type="float" office:value="6016920" calcext:value-type="float">
            <text:p>60169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sc_year_word,rule</text:p>
          </table:table-cell>
          <table:table-cell office:value-type="float" office:value="7521150" calcext:value-type="float">
            <text:p>75211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2sc_dd,rule</text:p>
          </table:table-cell>
          <table:table-cell office:value-type="float" office:value="8111271" calcext:value-type="float">
            <text:p>811127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ay_dd_mon,rule</text:p>
          </table:table-cell>
          <table:table-cell office:value-type="float" office:value="481365171" calcext:value-type="float">
            <text:p>48136517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ay_mon,rule</text:p>
          </table:table-cell>
          <table:table-cell office:value-type="float" office:value="4836678" calcext:value-type="float">
            <text:p>483667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ay_mon_dd,rule</text:p>
          </table:table-cell>
          <table:table-cell office:value-type="float" office:value="422619204" calcext:value-type="float">
            <text:p>4226192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ay_mon_sc,rule</text:p>
          </table:table-cell>
          <table:table-cell office:value-type="float" office:value="28950642" calcext:value-type="float">
            <text:p>2895064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ay_mon_year,rule</text:p>
          </table:table-cell>
          <table:table-cell office:value-type="float" office:value="215220600" calcext:value-type="float">
            <text:p>215220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d,rule</text:p>
          </table:table-cell>
          <table:table-cell office:value-type="float" office:value="1157100" calcext:value-type="float">
            <text:p>1157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dd,rule</text:p>
          </table:table-cell>
          <table:table-cell office:value-type="float" office:value="11571000" calcext:value-type="float">
            <text:p>1157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ddd,rule</text:p>
          </table:table-cell>
          <table:table-cell office:value-type="float" office:value="115710000" calcext:value-type="float">
            <text:p>11571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dd_sc,rule</text:p>
          </table:table-cell>
          <table:table-cell office:value-type="float" office:value="81008571" calcext:value-type="float">
            <text:p>8100857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d_2sc,rule</text:p>
          </table:table-cell>
          <table:table-cell office:value-type="float" office:value="8099700" calcext:value-type="float">
            <text:p>8099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d_age,rule</text:p>
          </table:table-cell>
          <table:table-cell office:value-type="float" office:value="12959520" calcext:value-type="float">
            <text:p>129595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d_age_sc,rule</text:p>
          </table:table-cell>
          <table:table-cell office:value-type="float" office:value="77687694" calcext:value-type="float">
            <text:p>7768769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dd_sc,rule</text:p>
          </table:table-cell>
          <table:table-cell office:value-type="float" office:value="8111271" calcext:value-type="float">
            <text:p>811127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mon_dd,rule</text:p>
          </table:table-cell>
          <table:table-cell office:value-type="float" office:value="15053871" calcext:value-type="float">
            <text:p>1505387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mon_dd_sc,rule</text:p>
          </table:table-cell>
          <table:table-cell office:value-type="float" office:value="90253800" calcext:value-type="float">
            <text:p>90253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pd,rule</text:p>
          </table:table-cell>
          <table:table-cell office:value-type="float" office:value="798399" calcext:value-type="float">
            <text:p>79839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sc_dd,rule</text:p>
          </table:table-cell>
          <table:table-cell office:value-type="float" office:value="6942600" calcext:value-type="float">
            <text:p>6942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sc_year,rule</text:p>
          </table:table-cell>
          <table:table-cell office:value-type="float" office:value="5565651" calcext:value-type="float">
            <text:p>5565651</text:p>
          </table:table-cell>
          <table:table-cell office:value-type="float" office:value="5.35038828607379" calcext:value-type="float">
            <text:p>5,35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year,rule</text:p>
          </table:table-cell>
          <table:table-cell office:value-type="float" office:value="1504230" calcext:value-type="float">
            <text:p>150423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year_mon,rule</text:p>
          </table:table-cell>
          <table:table-cell office:value-type="float" office:value="11119731" calcext:value-type="float">
            <text:p>1111973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word_year_sc,rule</text:p>
          </table:table-cell>
          <table:table-cell office:value-type="float" office:value="49523880" calcext:value-type="float">
            <text:p>495238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year_sc_word,rule</text:p>
          </table:table-cell>
          <table:table-cell office:value-type="float" office:value="7521150" calcext:value-type="float">
            <text:p>75211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year_word,rule</text:p>
          </table:table-cell>
          <table:table-cell office:value-type="float" office:value="1504230" calcext:value-type="float">
            <text:p>150423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noun_it</text:p>
          </table:table-cell>
          <table:table-cell office:value-type="string" calcext:value-type="string">
            <text:p>year_word_sc,rule</text:p>
          </table:table-cell>
          <table:table-cell office:value-type="float" office:value="6016920" calcext:value-type="float">
            <text:p>6016920</text:p>
          </table:table-cell>
          <table:table-cell office:value-type="float" office:value="3.86118500982658" calcext:value-type="float">
            <text:p>3,8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21:31:44.4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8S</meta:editing-duration>
    <meta:editing-cycles>3</meta:editing-cycles>
    <meta:generator>LibreOffice/5.2.0.4$Windows_x86 LibreOffice_project/066b007f5ebcc236395c7d282ba488bca6720265</meta:generator>
    <dc:date>2016-08-13T21:32:31.100000000</dc:date>
    <meta:document-statistic meta:table-count="3" meta:cell-count="772" meta:object-count="0"/>
    <meta:user-defined meta:name="Info 1"/>
    <meta:user-defined meta:name="Info 2"/>
    <meta:user-defined meta:name="Info 3"/>
    <meta:user-defined meta:name="Info 4"/>
  </office:meta>
</office:document-meta>
</file>